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/>
          <table:table-cell table:style-name="ce7" office:value-type="string" calcext:value-type="string">
            <text:p>Control numbers must not change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/>
          <table:table-cell table:style-name="ce7" office:value-type="string" calcext:value-type="string">
            <text:p>Use gaps for new ones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 <text:span text:style-name="T1">removed</text:span>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Extended program change CC – other = off – ret. 255 in use by miscMsg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to wavet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9"/>
          <table:table-cell table:number-columns-repeated="7"/>
          <table:table-cell table:style-name="ce7"/>
          <table:table-cell table:number-columns-repeated="1009"/>
        </table:table-row>
        <table:table-row table:style-name="ro1">
          <table:table-cell table:number-columns-repeated="5"/>
          <table:table-cell table:style-name="ce19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3:Sheet1.AMJ70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0:49:32.601738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1-11-23T10:57:20.176461526</dc:date>
    <meta:editing-duration>P9DT18H36M36S</meta:editing-duration>
    <meta:editing-cycles>778</meta:editing-cycles>
    <meta:generator>LibreOffice/7.0.4.2$Linux_X86_64 LibreOffice_project/00$Build-2</meta:generator>
    <meta:document-statistic meta:table-count="1" meta:cell-count="6302" meta:object-count="0"/>
  </office:meta>
</office:document-meta>
</file>